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1"/>
    <style:style style:name="P3" style:family="paragraph" style:parent-style-name="Title" style:master-page-name="Standard">
      <style:paragraph-properties style:page-number="auto"/>
    </style:style>
    <style:style style:name="T1" style:family="text">
      <style:text-properties fo:color="#ff0000" fo:font-size="14pt" fo:font-weight="bold" style:font-size-asian="14pt" style:font-weight-asian="bold"/>
    </style:style>
    <style:style style:name="T2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8000" fo:font-weight="bold" style:font-weight-asian="bold"/>
    </style:style>
    <style:style style:name="T4" style:family="text">
      <style:text-properties fo:color="#008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usculation des muscles fessiers et </text:p>
      <text:p text:style-name="Title">des muscles de la cuisse</text:p>
      <text:p text:style-name="Standard"><text:span text:style-name="T1">Avec appareil :</text:span></text:p>
      <text:list xml:id="list1819375271724591630" text:style-name="WWNum3">
        <text:list-item>
          <text:p text:style-name="P1"><text:span text:style-name="T2">Exercice 1 :</text:span></text:p>
        </text:list-item>
      </text:list>
      <text:list xml:id="list6999253251323486835" text:style-name="WWNum1">
        <text:list-item>
          <text:p text:style-name="P2">Debout, pieds légèrement écartés, un haltère dans chaque main, les bras relâchés</text:p>
        </text:list-item>
        <text:list-item>
          <text:p text:style-name="P2">Quand les fémurs arrivent à l’horizontal, réaliser une extension des jambes pour revenir à la position initiale</text:p>
        </text:list-item>
        <text:list-item>
          <text:p text:style-name="P2">Cet exercice travaille principalement : <text:span text:style-name="T3">Quadriceps et fémur</text:span></text:p>
        </text:list-item>
      </text:list>
      <text:p text:style-name="List_20_Paragraph"/>
      <text:list xml:id="list190243468706793" text:continue-list="list1819375271724591630" text:style-name="WWNum3">
        <text:list-item>
          <text:p text:style-name="P1"><text:span text:style-name="T2">Exercice 2 :</text:span></text:p>
        </text:list-item>
      </text:list>
      <text:list xml:id="list190242435760073" text:continue-list="list6999253251323486835" text:style-name="WWNum1">
        <text:list-item>
          <text:p text:style-name="P2">Barre placée sur les trapèzes, tirer les coudes en AR</text:p>
        </text:list-item>
        <text:list-item>
          <text:p text:style-name="P2">Cambrer légèrement le dos (antéversion du bassin) et contrôler la descente sans arrondir le dos</text:p>
        </text:list-item>
        <text:list-item>
          <text:p text:style-name="P2">Quand les fémurs sont à l’horizontale : Extension des jambes en redressant le buste</text:p>
        </text:list-item>
        <text:list-item>
          <text:p text:style-name="P2">Cet exercice travaille principalement : <text:span text:style-name="T3">Quadriceps, fessiers et ischio – jambiers</text:span></text:p>
        </text:list-item>
      </text:list>
      <text:p text:style-name="List_20_Paragraph"/>
      <text:list xml:id="list190243831444944" text:continue-list="list190243468706793" text:style-name="WWNum3">
        <text:list-item>
          <text:p text:style-name="P1"><text:span text:style-name="T2">Exercice 3 :</text:span></text:p>
        </text:list-item>
      </text:list>
      <text:list xml:id="list190243318555037" text:continue-list="list190242435760073" text:style-name="WWNum1">
        <text:list-item>
          <text:p text:style-name="P2">Dos bien calé sur le dossier, pieds moyennement écartés</text:p>
        </text:list-item>
        <text:list-item>
          <text:p text:style-name="P2">Fléchir les genoux au maximum</text:p>
        </text:list-item>
        <text:list-item>
          <text:p text:style-name="P2">Revenir en position de départ en expirant en fin de mouvements</text:p>
        </text:list-item>
        <text:list-item>
          <text:p text:style-name="P2">Cet exercice travaille principalement : <text:span text:style-name="T3">Quadriceps et fessiers</text:span></text:p>
        </text:list-item>
      </text:list>
      <text:p text:style-name="List_20_Paragraph"/>
      <text:list xml:id="list190242805912627" text:continue-list="list190243831444944" text:style-name="WWNum3">
        <text:list-item>
          <text:p text:style-name="P1"><text:span text:style-name="T2">Exercice 4 :</text:span></text:p>
        </text:list-item>
      </text:list>
      <text:list xml:id="list190243404534865" text:continue-list="list190243318555037" text:style-name="WWNum1">
        <text:list-item>
          <text:p text:style-name="P2">Assis sur la machine, mains agrippées (pour maintenir le buste immobile), les genoux fléchis, les chevilles placées sous les boudins</text:p>
        </text:list-item>
        <text:list-item>
          <text:p text:style-name="P2">Inspirer et effectuer une extension des jambes jusqu’à l’horizontale, expirer en fin de mouvements</text:p>
        </text:list-item>
        <text:list-item>
          <text:p text:style-name="P2">Cet exercice travaille principalement : <text:span text:style-name="T3">Quadriceps (meilleur mouvement pour les travailler)</text:span></text:p>
        </text:list-item>
      </text:list>
      <text:p text:style-name="List_20_Paragraph"/>
      <text:list xml:id="list190242177640832" text:continue-list="list190242805912627" text:style-name="WWNum3">
        <text:list-item>
          <text:p text:style-name="P1"><text:span text:style-name="T2">Exercice 5 :</text:span></text:p>
        </text:list-item>
      </text:list>
      <text:list xml:id="list190242591855077" text:continue-list="list190243404534865" text:style-name="WWNum1">
        <text:list-item>
          <text:p text:style-name="P2">Jambe tendue sur la machine, main agrippée</text:p>
        </text:list-item>
        <text:list-item>
          <text:p text:style-name="P2">Il faut réaliser des flexions des jambes</text:p>
        </text:list-item>
        <text:list-item>
          <text:p text:style-name="P2">Cet exercice travaille principalement : <text:span text:style-name="T3">Ischio – jambiers</text:span></text:p>
        </text:list-item>
      </text:list>
      <text:p text:style-name="List_20_Paragraph"><text:bookmark text:name="_GoBack"/></text:p>
      <text:list xml:id="list190243879407107" text:continue-list="list190242177640832" text:style-name="WWNum3">
        <text:list-item>
          <text:p text:style-name="P1"><text:span text:style-name="T2">Exercice 6 :</text:span></text:p>
        </text:list-item>
      </text:list>
      <text:list xml:id="list190242725660441" text:continue-list="list190242591855077" text:style-name="WWNum1">
        <text:list-item>
          <text:p text:style-name="P2">Debout, buste clé sur le support genou clé, jambe en extension, chevilles placées sous le boudin en extension</text:p>
        </text:list-item>
        <text:list-item>
          <text:p text:style-name="P2">Inspirer et fléchir le genou</text:p>
        </text:list-item>
        <text:list-item>
          <text:p text:style-name="P2">Expirer en fin de mouvements</text:p>
        </text:list-item>
        <text:list-item>
          <text:p text:style-name="P2">Revenir à la position de départ en contrôlant le mouvement</text:p>
        </text:list-item>
        <text:list-item>
          <text:p text:style-name="P2">Cet exercice travaille principalement : <text:span text:style-name="T3">Ischio – jambiers</text:span><text:span text:style-name="T4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Label_20_1" style:display-name="ListLabel 1" style:family="text">
      <style:text-properties fo:color="#ff0000" fo:font-weight="bold" style:font-name-asian="Calibri1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ff0000" fo:font-weight="bold" style:font-name-asian="Calibri1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1</meta:editing-cycles>
    <meta:creation-date>2014-11-17T18:05:00</meta:creation-date>
    <dc:date>2014-11-17T18:14:00</dc:date>
    <meta:editing-duration>PT7M</meta:editing-duration>
    <meta:generator>LibreOffice/5.1.5.2$MacOSX_X86_64 LibreOffice_project/7a864d8825610a8c07cfc3bc01dd4fce6a9447e5</meta:generator>
    <meta:document-statistic meta:table-count="0" meta:image-count="0" meta:object-count="0" meta:page-count="1" meta:paragraph-count="31" meta:word-count="289" meta:character-count="1686" meta:non-whitespace-character-count="145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